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2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2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GranAge</text:p>
          </table:table-cell>
          <table:table-cell table:style-name="ce62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PICTOLOG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ICTOLOG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MiBAKO - Mythology of Cube -</text:p>
          </table:table-cell>
          <table:table-cell table:style-name="ce62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맵크래프트×퍼즐×배틀×RPG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32">
            <calcext:condition calcext:apply-style-name="Error" calcext:value="duplicate" calcext:base-cell-address="list.B3"/>
          </calcext:conditional-format>
          <calcext:conditional-format calcext:target-range-address="list.C3:list.C332">
            <calcext:condition calcext:apply-style-name="Error" calcext:value="duplicate" calcext:base-cell-address="list.C3"/>
          </calcext:conditional-format>
          <calcext:conditional-format calcext:target-range-address="list.A3:list.A332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9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9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9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9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9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9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9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9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9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9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9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9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1:list.C312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I3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09:59:24.2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9T10:15:22.510000000</dc:date>
    <meta:editing-duration>P3DT4H33M58S</meta:editing-duration>
    <meta:editing-cycles>1247</meta:editing-cycles>
    <meta:document-statistic meta:table-count="4" meta:cell-count="39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5
	
	Dim eSI_DEVELOPER_1 as Long : eSI_DEVELOPER_1 = 6
	Dim eSI_DEVELOPER_2 as Long : eSI_DEVELOPER_2 = 7
	
	Dim eSI_PUBLISHER_1 as Long : eSI_PUBLISHER_1 = 8
	Dim eSI_PUBLISHER_2 as Long : eSI_PUBLISHER_2 = 9
	Dim eSI_PUBLISHER_3 as Long : eSI_PUBLISHER_3 = 10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